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7.516cm"/>
    </style:style>
    <style:style style:name="co6" style:family="table-column">
      <style:table-column-properties fo:break-before="auto" style:column-width="7.869cm"/>
    </style:style>
    <style:style style:name="co7" style:family="table-column">
      <style:table-column-properties fo:break-before="auto" style:column-width="6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фыва" draw:style-name="gr1" draw:text-style-name="P1" svg:width="20.027cm" svg:height="11.265cm" svg:x="21.694cm" svg:y="10.539cm">
            <draw:object draw:notify-on-update-of-ranges="Лист1.C3:Лист1.C6 Лист1.E2:Лист1.E2 Лист1.E3:Лист1.E6 Лист1.I2:Лист1.I2 Лист1.I3:Лист1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Время выполнения параллельного участка программы в зависимости от числа исполняющих потоков.</svg:title>
          </draw:frame>
          <draw:frame draw:z-index="1" draw:style-name="gr1" draw:text-style-name="P1" svg:width="15.999cm" svg:height="8.999cm" svg:x="1.386cm" svg:y="11.096cm">
            <draw:object draw:notify-on-update-of-ranges="Лист1.C10:Лист1.C13 Лист1.D9:Лист1.D9 Лист1.D10:Лист1.D13 Лист1.H9:Лист1.H9 Лист1.H10:Лист1.H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355cm" svg:y="20.447cm">
            <draw:object draw:notify-on-update-of-ranges="Лист1.C10:Лист1.C13 Лист1.E9:Лист1.E9 Лист1.E10:Лист1.E13 Лист1.I9:Лист1.I9 Лист1.I10:Лист1.I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Последовательная программа</text:p>
          </table:table-cell>
          <table:table-cell/>
          <table:table-cell table:style-name="ce1" office:value-type="string" calcext:value-type="string" table:number-columns-spanned="3" table:number-rows-spanned="1">
            <text:p>Первый вариант параллельной программы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Второй вариант параллельной программы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96 с</text:p>
          </table:table-cell>
          <table:table-cell/>
          <table:table-cell office:value-type="string" calcext:value-type="string">
            <text:p>Число потоков</text:p>
          </table:table-cell>
          <table:table-cell/>
          <table:table-cell office:value-type="string" calcext:value-type="string">
            <text:p>Время (общий участок, вариант 1)</text:p>
          </table:table-cell>
          <table:table-cell/>
          <table:table-cell office:value-type="string" calcext:value-type="string">
            <text:p>Число потоков</text:p>
          </table:table-cell>
          <table:table-cell office:value-type="string" calcext:value-type="string">
            <text:p>Время(real)</text:p>
          </table:table-cell>
          <table:table-cell office:value-type="string" calcext:value-type="string">
            <text:p>Время (общий участок, вариант 2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Число потоков</text:p>
          </table:table-cell>
          <table:table-cell table:style-name="ce1" office:value-type="string" calcext:value-type="string">
            <text:p>Ускорение_1</text:p>
          </table:table-cell>
          <table:table-cell table:style-name="ce1" office:value-type="string" calcext:value-type="string">
            <text:p>Загруженность_1</text:p>
          </table:table-cell>
          <table:table-cell/>
          <table:table-cell table:style-name="ce1" office:value-type="string" calcext:value-type="string">
            <text:p>Число потоков</text:p>
          </table:table-cell>
          <table:table-cell table:style-name="ce1" office:value-type="string" calcext:value-type="string">
            <text:p>Ускорение_2</text:p>
          </table:table-cell>
          <table:table-cell table:style-name="ce1" office:value-type="string" calcext:value-type="string">
            <text:p>Загруженность_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$E$3]/[.E3]" office:value-type="float" office:value="1" calcext:value-type="float">
            <text:p>1</text:p>
          </table:table-cell>
          <table:table-cell table:formula="of:=[.D10]/[.C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I$3]/[.I3]" office:value-type="float" office:value="1" calcext:value-type="float">
            <text:p>1</text:p>
          </table:table-cell>
          <table:table-cell table:formula="of:=[.H10]/[.G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$E$3]/[.E4]" office:value-type="float" office:value="1.8" calcext:value-type="float">
            <text:p>1,8</text:p>
          </table:table-cell>
          <table:table-cell table:formula="of:=[.D11]/[.C4]" office:value-type="float" office:value="0.9" calcext:value-type="float">
            <text:p>0,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I$3]/[.I4]" office:value-type="float" office:value="1.66666666666667" calcext:value-type="float">
            <text:p>1,66666666666667</text:p>
          </table:table-cell>
          <table:table-cell table:formula="of:=[.H11]/[.G4]" office:value-type="float" office:value="0.833333333333333" calcext:value-type="float">
            <text:p>0,83333333333333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$E$3]/[.E5]" office:value-type="float" office:value="3" calcext:value-type="float">
            <text:p>3</text:p>
          </table:table-cell>
          <table:table-cell table:formula="of:=[.D12]/[.C5]" office:value-type="float" office:value="0.75" calcext:value-type="float">
            <text:p>0,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I$3]/[.I5]" office:value-type="float" office:value="2.8125" calcext:value-type="float">
            <text:p>2,8125</text:p>
          </table:table-cell>
          <table:table-cell table:formula="of:=[.H12]/[.G5]" office:value-type="float" office:value="0.703125" calcext:value-type="float">
            <text:p>0,70312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E$3]/[.E6]" office:value-type="float" office:value="2.72727272727273" calcext:value-type="float">
            <text:p>2,72727272727273</text:p>
          </table:table-cell>
          <table:table-cell table:formula="of:=[.D13]/[.C6]" office:value-type="float" office:value="0.340909090909091" calcext:value-type="float">
            <text:p>0,34090909090909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I$3]/[.I6]" office:value-type="float" office:value="2.72727272727273" calcext:value-type="float">
            <text:p>2,72727272727273</text:p>
          </table:table-cell>
          <table:table-cell table:formula="of:=[.H13]/[.G6]" office:value-type="float" office:value="0.340909090909091" calcext:value-type="float">
            <text:p>0,34090909090909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00:04:04.464342710</meta:creation-date>
    <meta:generator>LibreOffice/7.3.7.2$Linux_X86_64 LibreOffice_project/30$Build-2</meta:generator>
    <dc:date>2023-03-25T14:08:25.491070337</dc:date>
    <meta:editing-duration>PT1H11M20S</meta:editing-duration>
    <meta:editing-cycles>5</meta:editing-cycles>
    <meta:document-statistic meta:table-count="1" meta:cell-count="6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1.266cm" xlink:href=".." xlink:type="simple" chart:class="chart:line" chart:style-name="ch1">
        <chart:legend chart:legend-position="end" svg:x="13.181cm" svg:y="5.085cm" style:legend-expansion="high" chart:style-name="ch2"/>
        <chart:plot-area chart:style-name="ch3" table:cell-range-address="Лист1.C3:Лист1.C6 Лист1.E2:Лист1.E6 Лист1.I2:Лист1.I6" chart:data-source-has-labels="both" svg:x="0.4cm" svg:y="0.225cm" svg:width="12.381cm" svg:height="10.816cm">
          <chart:coordinate-region svg:x="1.207cm" svg:y="0.424cm" svg:width="11.48cm" svg:height="9.97cm"/>
          <chart:axis chart:dimension="x" chart:name="primary-x" chart:style-name="ch4" chartooo:axis-type="auto">
            <chartooo:date-scale/>
            <chart:categories table:cell-range-address="Лист1.C3:Лист1.C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3:Лист1.E6" chart:label-cell-address="Лист1.E2:Лист1.E2" chart:class="chart:line">
            <chart:data-point chart:repeated="4"/>
          </chart:series>
          <chart:series chart:style-name="ch7" chart:values-cell-range-address="Лист1.I3:Лист1.I6" chart:label-cell-address="Лист1.I2:Лист1.I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(общий участок, вариант 1)</text:p>
                <draw:g>
                  <svg:desc>Лист1.E2:Лист1.E2</svg:desc>
                </draw:g>
              </table:table-cell>
              <table:table-cell office:value-type="string">
                <text:p>Время (общий участок, вариант 2)</text:p>
                <draw:g>
                  <svg:desc>Лист1.I2:Лист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C3:Лист1.C6</svg:desc>
                </draw:g>
              </table:table-cell>
              <table:table-cell office:value-type="float" office:value="90">
                <text:p>90</text:p>
                <draw:g>
                  <svg:desc>Лист1.E3:Лист1.E6</svg:desc>
                </draw:g>
              </table:table-cell>
              <table:table-cell office:value-type="float" office:value="90">
                <text:p>90</text:p>
                <draw:g>
                  <svg:desc>Лист1.I3:Лист1.I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3.952cm" style:legend-expansion="high" chart:style-name="ch2"/>
        <chart:plot-area chart:style-name="ch3" table:cell-range-address="Лист1.C10:Лист1.D13 Лист1.D9:Лист1.D9 Лист1.H9:Лист1.H13" chart:data-source-has-labels="both" svg:x="0.32cm" svg:y="0.18cm" svg:width="11.979cm" svg:height="8.64cm">
          <chart:coordinate-region svg:x="1.047cm" svg:y="0.38cm" svg:width="11.158cm" svg:height="7.793cm"/>
          <chart:axis chart:dimension="x" chart:name="primary-x" chart:style-name="ch4" chartooo:axis-type="auto">
            <chartooo:date-scale/>
            <chart:categories table:cell-range-address="Лист1.C10:Лист1.C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D10:Лист1.D13" chart:label-cell-address="Лист1.D9:Лист1.D9" chart:class="chart:line">
            <chart:data-point chart:repeated="4"/>
          </chart:series>
          <chart:series chart:style-name="ch7" chart:values-cell-range-address="Лист1.H10:Лист1.H13" chart:label-cell-address="Лист1.H9:Лист1.H9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скорение_1</text:p>
                <draw:g>
                  <svg:desc>Лист1.D9:Лист1.D9</svg:desc>
                </draw:g>
              </table:table-cell>
              <table:table-cell office:value-type="string">
                <text:p>Ускорение_2</text:p>
                <draw:g>
                  <svg:desc>Лист1.H9:Лист1.H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C10:Лист1.C13</svg:desc>
                </draw:g>
              </table:table-cell>
              <table:table-cell office:value-type="float" office:value="1">
                <text:p>1</text:p>
                <draw:g>
                  <svg:desc>Лист1.D10:Лист1.D13</svg:desc>
                </draw:g>
              </table:table-cell>
              <table:table-cell office:value-type="float" office:value="1">
                <text:p>1</text:p>
                <draw:g>
                  <svg:desc>Лист1.H10:Лист1.H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125">
                <text:p>2.8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72727272727273">
                <text:p>2.727272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Лист1.C10:Лист1.C13 Лист1.E9:Лист1.E13 Лист1.I9:Лист1.I13" chart:data-source-has-labels="both" svg:x="0.32cm" svg:y="0.18cm" svg:width="11.238cm" svg:height="8.64cm">
          <chart:coordinate-region svg:x="1.047cm" svg:y="0.38cm" svg:width="10.417cm" svg:height="7.793cm"/>
          <chart:axis chart:dimension="x" chart:name="primary-x" chart:style-name="ch4" chartooo:axis-type="auto">
            <chartooo:date-scale/>
            <chart:categories table:cell-range-address="Лист1.C10:Лист1.C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10:Лист1.E13" chart:label-cell-address="Лист1.E9:Лист1.E9" chart:class="chart:line">
            <chart:data-point chart:repeated="4"/>
          </chart:series>
          <chart:series chart:style-name="ch7" chart:values-cell-range-address="Лист1.I10:Лист1.I13" chart:label-cell-address="Лист1.I9:Лист1.I9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женность_1</text:p>
                <draw:g>
                  <svg:desc>Лист1.E9:Лист1.E9</svg:desc>
                </draw:g>
              </table:table-cell>
              <table:table-cell office:value-type="string">
                <text:p>Загруженность_2</text:p>
                <draw:g>
                  <svg:desc>Лист1.I9:Лист1.I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C10:Лист1.C13</svg:desc>
                </draw:g>
              </table:table-cell>
              <table:table-cell office:value-type="float" office:value="1">
                <text:p>1</text:p>
                <draw:g>
                  <svg:desc>Лист1.E10:Лист1.E13</svg:desc>
                </draw:g>
              </table:table-cell>
              <table:table-cell office:value-type="float" office:value="1">
                <text:p>1</text:p>
                <draw:g>
                  <svg:desc>Лист1.I10:Лист1.I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0.340909090909091">
                <text:p>0.3409090909090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